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tyle="italic" officeooo:rsid="0022a203" officeooo:paragraph-rsid="0022a203" style:font-style-asian="italic" style:font-style-complex="italic"/>
    </style:style>
    <style:style style:name="P2" style:family="paragraph" style:parent-style-name="Footer">
      <style:text-properties fo:font-style="italic" officeooo:rsid="006e9735" officeooo:paragraph-rsid="006e9735" style:font-style-asian="italic" style:font-style-complex="italic"/>
    </style:style>
    <style:style style:name="P3" style:family="paragraph" style:parent-style-name="Footer">
      <style:text-properties officeooo:rsid="0022a203" officeooo:paragraph-rsid="0022a203"/>
    </style:style>
    <style:style style:name="P4" style:family="paragraph" style:parent-style-name="Footer">
      <style:paragraph-properties fo:text-align="end" style:justify-single-word="false"/>
      <style:text-properties fo:font-weight="bold" officeooo:rsid="0022a203" officeooo:paragraph-rsid="0022a203" style:font-weight-asian="bold" style:font-weight-complex="bold"/>
    </style:style>
    <style:style style:name="P5" style:family="paragraph" style:parent-style-name="Standard">
      <style:text-properties fo:language="es" fo:country="MX"/>
    </style:style>
    <style:style style:name="P6" style:family="paragraph" style:parent-style-name="Standard">
      <style:paragraph-properties fo:text-align="justify" style:justify-single-word="false"/>
      <style:text-properties fo:language="es" fo:country="MX" officeooo:rsid="001d9a36" officeooo:paragraph-rsid="001d9a36" style:font-size-asian="10.5pt"/>
    </style:style>
    <style:style style:name="P7" style:family="paragraph" style:parent-style-name="Standard">
      <style:text-properties fo:language="es" fo:country="MX" fo:font-weight="bold" style:font-weight-asian="bold" style:font-weight-complex="bold"/>
    </style:style>
    <style:style style:name="P8" style:family="paragraph" style:parent-style-name="Standard">
      <style:text-properties fo:language="es" fo:country="MX" officeooo:paragraph-rsid="001c337e"/>
    </style:style>
    <style:style style:name="P9" style:family="paragraph" style:parent-style-name="Standard">
      <style:text-properties fo:language="es" fo:country="MX" officeooo:rsid="007895fe" officeooo:paragraph-rsid="007895fe"/>
    </style:style>
    <style:style style:name="P10" style:family="paragraph" style:parent-style-name="Text_20_body">
      <style:text-properties fo:language="es" fo:country="MX" officeooo:rsid="007313b6" officeooo:paragraph-rsid="007313b6"/>
    </style:style>
    <style:style style:name="P11" style:family="paragraph" style:parent-style-name="Text_20_body">
      <style:text-properties fo:language="es" fo:country="MX" officeooo:rsid="007455df" officeooo:paragraph-rsid="007455df"/>
    </style:style>
    <style:style style:name="P12" style:family="paragraph" style:parent-style-name="Title">
      <style:text-properties fo:language="es" fo:country="MX"/>
    </style:style>
    <style:style style:name="P13" style:family="paragraph" style:parent-style-name="Standard">
      <style:text-properties fo:language="es" fo:country="MX"/>
    </style:style>
    <style:style style:name="P14" style:family="paragraph" style:parent-style-name="Standard" style:list-style-name="L1">
      <style:paragraph-properties fo:text-align="justify" style:justify-single-word="false"/>
      <style:text-properties fo:language="es" fo:country="MX" officeooo:rsid="00147d78" officeooo:paragraph-rsid="00147d78" style:font-size-asian="10.5pt"/>
    </style:style>
    <style:style style:name="P15" style:family="paragraph" style:parent-style-name="Standard" style:list-style-name="L1">
      <style:paragraph-properties fo:text-align="justify" style:justify-single-word="false"/>
      <style:text-properties fo:language="es" fo:country="MX" officeooo:rsid="00147d78" officeooo:paragraph-rsid="001d6cc7" style:font-size-asian="10.5pt"/>
    </style:style>
    <style:style style:name="P16" style:family="paragraph" style:parent-style-name="Standard" style:list-style-name="L2">
      <style:paragraph-properties fo:text-align="justify" style:justify-single-word="false"/>
      <style:text-properties fo:language="es" fo:country="MX" officeooo:rsid="00114668" officeooo:paragraph-rsid="00114668"/>
    </style:style>
    <style:style style:name="P17" style:family="paragraph" style:parent-style-name="Standard" style:list-style-name="L2">
      <style:paragraph-properties fo:text-align="justify" style:justify-single-word="false"/>
      <style:text-properties fo:language="es" fo:country="MX" officeooo:rsid="0043977c" officeooo:paragraph-rsid="0043977c"/>
    </style:style>
    <style:style style:name="P18" style:family="paragraph" style:parent-style-name="Standard" style:list-style-name="L2">
      <style:paragraph-properties fo:text-align="justify" style:justify-single-word="false"/>
      <style:text-properties fo:language="es" fo:country="MX" officeooo:rsid="00470fa8" officeooo:paragraph-rsid="00470fa8"/>
    </style:style>
    <style:style style:name="P19" style:family="paragraph" style:parent-style-name="Standard" style:list-style-name="L2">
      <style:text-properties fo:language="es" fo:country="MX" officeooo:rsid="00152a13" officeooo:paragraph-rsid="00152a13"/>
    </style:style>
    <style:style style:name="P20" style:family="paragraph" style:parent-style-name="Standard" style:list-style-name="L2">
      <style:text-properties fo:language="es" fo:country="MX" officeooo:rsid="00152a13" officeooo:paragraph-rsid="00453c9f"/>
    </style:style>
    <style:style style:name="P21" style:family="paragraph" style:parent-style-name="Standard" style:list-style-name="L2">
      <style:paragraph-properties fo:text-align="justify" style:justify-single-word="false"/>
      <style:text-properties fo:language="es" fo:country="MX" officeooo:rsid="00453c9f" officeooo:paragraph-rsid="00453c9f"/>
    </style:style>
    <style:style style:name="P22" style:family="paragraph" style:parent-style-name="Standard" style:list-style-name="L2">
      <style:text-properties fo:language="es" fo:country="MX" officeooo:rsid="00453c9f" officeooo:paragraph-rsid="00453c9f"/>
    </style:style>
    <style:style style:name="P23" style:family="paragraph" style:parent-style-name="Standard" style:list-style-name="L2">
      <style:paragraph-properties fo:text-align="justify" style:justify-single-word="false"/>
      <style:text-properties fo:language="es" fo:country="MX" officeooo:rsid="00478cf1" officeooo:paragraph-rsid="00478cf1"/>
    </style:style>
    <style:style style:name="P24" style:family="paragraph" style:parent-style-name="Standard" style:list-style-name="L2">
      <style:text-properties fo:language="es" fo:country="MX" officeooo:rsid="00478cf1" officeooo:paragraph-rsid="00478cf1"/>
    </style:style>
    <style:style style:name="P25" style:family="paragraph" style:parent-style-name="Standard" style:list-style-name="L2">
      <style:text-properties fo:language="es" fo:country="MX" officeooo:rsid="00478cf1" officeooo:paragraph-rsid="00490eb6"/>
    </style:style>
    <style:style style:name="P26" style:family="paragraph" style:parent-style-name="Standard" style:list-style-name="L2">
      <style:text-properties fo:language="es" fo:country="MX" officeooo:rsid="004be32e" officeooo:paragraph-rsid="004be32e"/>
    </style:style>
    <style:style style:name="P27" style:family="paragraph" style:parent-style-name="Standard" style:list-style-name="L2">
      <style:text-properties fo:language="es" fo:country="MX" officeooo:rsid="005371f2" officeooo:paragraph-rsid="005371f2"/>
    </style:style>
    <style:style style:name="P28" style:family="paragraph" style:parent-style-name="Standard" style:list-style-name="L2">
      <style:text-properties fo:language="es" fo:country="MX" officeooo:rsid="004c7cb8" officeooo:paragraph-rsid="004c7cb8"/>
    </style:style>
    <style:style style:name="P29" style:family="paragraph" style:parent-style-name="Standard" style:list-style-name="L2">
      <style:text-properties fo:language="es" fo:country="MX" officeooo:rsid="00615c9f" officeooo:paragraph-rsid="00615c9f"/>
    </style:style>
    <style:style style:name="P30" style:family="paragraph" style:parent-style-name="Standard" style:list-style-name="L2">
      <style:text-properties fo:language="es" fo:country="MX" officeooo:rsid="00172896" officeooo:paragraph-rsid="00490eb6"/>
    </style:style>
    <style:style style:name="P31" style:family="paragraph" style:parent-style-name="Standard" style:list-style-name="L2">
      <style:text-properties fo:language="es" fo:country="MX" officeooo:rsid="00540f44" officeooo:paragraph-rsid="00540f44"/>
    </style:style>
    <style:style style:name="P32" style:family="paragraph" style:parent-style-name="Standard" style:list-style-name="L2">
      <style:text-properties fo:language="es" fo:country="MX" officeooo:rsid="005fbc93" officeooo:paragraph-rsid="005fbc93"/>
    </style:style>
    <style:style style:name="P33" style:family="paragraph" style:parent-style-name="Standard" style:list-style-name="L2">
      <style:text-properties fo:language="es" fo:country="MX" officeooo:rsid="00490eb6" officeooo:paragraph-rsid="00490eb6"/>
    </style:style>
    <style:style style:name="P34" style:family="paragraph" style:parent-style-name="Standard" style:list-style-name="L2">
      <style:text-properties fo:language="es" fo:country="MX" officeooo:rsid="001a372c" officeooo:paragraph-rsid="001a372c"/>
    </style:style>
    <style:style style:name="P35" style:family="paragraph" style:parent-style-name="Standard" style:list-style-name="L2">
      <style:text-properties fo:language="es" fo:country="MX" officeooo:rsid="00544b8d" officeooo:paragraph-rsid="00544b8d"/>
    </style:style>
    <style:style style:name="P36" style:family="paragraph" style:parent-style-name="Standard" style:list-style-name="L2">
      <style:text-properties fo:language="es" fo:country="MX" officeooo:rsid="002960d8" officeooo:paragraph-rsid="00490eb6"/>
    </style:style>
    <style:style style:name="P37" style:family="paragraph" style:parent-style-name="Standard" style:list-style-name="L2">
      <style:text-properties fo:language="es" fo:country="MX" officeooo:rsid="001c337e" officeooo:paragraph-rsid="00490eb6"/>
    </style:style>
    <style:style style:name="P38" style:family="paragraph" style:parent-style-name="Standard" style:list-style-name="L2">
      <style:text-properties fo:language="es" fo:country="MX" officeooo:rsid="001c337e" officeooo:paragraph-rsid="001c337e"/>
    </style:style>
    <style:style style:name="P39" style:family="paragraph" style:parent-style-name="Standard" style:list-style-name="L2">
      <style:text-properties fo:language="es" fo:country="MX" officeooo:rsid="00500130" officeooo:paragraph-rsid="00500130"/>
    </style:style>
    <style:style style:name="P40" style:family="paragraph" style:parent-style-name="Standard" style:list-style-name="L2">
      <style:text-properties fo:language="es" fo:country="MX" officeooo:rsid="00500130" officeooo:paragraph-rsid="005ca589"/>
    </style:style>
    <style:style style:name="P41" style:family="paragraph" style:parent-style-name="Standard" style:list-style-name="L2">
      <style:text-properties fo:language="es" fo:country="MX" officeooo:rsid="0053238b" officeooo:paragraph-rsid="0053238b"/>
    </style:style>
    <style:style style:name="P42" style:family="paragraph" style:parent-style-name="Standard" style:list-style-name="L2">
      <style:text-properties fo:language="es" fo:country="MX" officeooo:rsid="0050f10d" officeooo:paragraph-rsid="00651bc9"/>
    </style:style>
    <style:style style:name="P43" style:family="paragraph" style:parent-style-name="Standard" style:list-style-name="L2">
      <style:text-properties fo:language="es" fo:country="MX" officeooo:rsid="0050f10d" officeooo:paragraph-rsid="0050f10d"/>
    </style:style>
    <style:style style:name="P44" style:family="paragraph" style:parent-style-name="Standard" style:list-style-name="L2">
      <style:text-properties fo:language="es" fo:country="MX" officeooo:rsid="0062b047" officeooo:paragraph-rsid="00651bc9"/>
    </style:style>
    <style:style style:name="P45" style:family="paragraph" style:parent-style-name="Standard" style:list-style-name="L2">
      <style:text-properties fo:language="es" fo:country="MX" officeooo:rsid="005274d9" officeooo:paragraph-rsid="005274d9"/>
    </style:style>
    <style:style style:name="P46" style:family="paragraph" style:parent-style-name="Standard" style:list-style-name="L2">
      <style:text-properties fo:language="es" fo:country="MX" officeooo:rsid="00662985" officeooo:paragraph-rsid="00662985"/>
    </style:style>
    <style:style style:name="P47" style:family="paragraph" style:parent-style-name="Standard" style:list-style-name="L2">
      <style:text-properties fo:language="es" fo:country="MX" officeooo:rsid="005ca589" officeooo:paragraph-rsid="005ca589"/>
    </style:style>
    <style:style style:name="P48" style:family="paragraph" style:parent-style-name="Standard" style:list-style-name="L2">
      <style:text-properties fo:language="es" fo:country="MX" officeooo:rsid="005a4237" officeooo:paragraph-rsid="005a4237"/>
    </style:style>
    <style:style style:name="P49" style:family="paragraph" style:parent-style-name="Standard" style:list-style-name="L2">
      <style:text-properties fo:language="es" fo:country="MX" officeooo:rsid="005a7268" officeooo:paragraph-rsid="005a7268"/>
    </style:style>
    <style:style style:name="P50" style:family="paragraph" style:parent-style-name="Standard" style:list-style-name="L2">
      <style:text-properties fo:language="es" fo:country="MX" officeooo:rsid="00598c75" officeooo:paragraph-rsid="007bb886"/>
    </style:style>
    <style:style style:name="P51" style:family="paragraph" style:parent-style-name="Standard" style:list-style-name="L2">
      <style:text-properties fo:language="es" fo:country="MX" officeooo:rsid="0057af45" officeooo:paragraph-rsid="0057af45"/>
    </style:style>
    <style:style style:name="P52" style:family="paragraph" style:parent-style-name="Standard" style:list-style-name="L2">
      <style:text-properties fo:language="es" fo:country="MX" officeooo:rsid="006ba7e1" officeooo:paragraph-rsid="006ba7e1"/>
    </style:style>
    <style:style style:name="P53" style:family="paragraph" style:parent-style-name="Standard" style:list-style-name="L2">
      <style:text-properties fo:language="es" fo:country="MX" officeooo:rsid="006a17d9" officeooo:paragraph-rsid="006a17d9"/>
    </style:style>
    <style:style style:name="T1" style:family="text">
      <style:text-properties officeooo:rsid="00147d78"/>
    </style:style>
    <style:style style:name="T2" style:family="text">
      <style:text-properties officeooo:rsid="00172896"/>
    </style:style>
    <style:style style:name="T3" style:family="text">
      <style:text-properties officeooo:rsid="00272fd1"/>
    </style:style>
    <style:style style:name="T4" style:family="text">
      <style:text-properties officeooo:rsid="002960d8"/>
    </style:style>
    <style:style style:name="T5" style:family="text">
      <style:text-properties officeooo:rsid="0031bc4b"/>
    </style:style>
    <style:style style:name="T6" style:family="text">
      <style:text-properties officeooo:rsid="00329f35"/>
    </style:style>
    <style:style style:name="T7" style:family="text">
      <style:text-properties officeooo:rsid="00544b8d"/>
    </style:style>
    <style:style style:name="T8" style:family="text">
      <style:text-properties officeooo:rsid="005a7268"/>
    </style:style>
    <style:style style:name="T9" style:family="text">
      <style:text-properties officeooo:rsid="00651bc9"/>
    </style:style>
    <style:style style:name="T10" style:family="text">
      <style:text-properties officeooo:rsid="0070c5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5">Diplomado</text:span> <text:span text:style-name="T1">de programación en</text:span> JAVA <text:span text:style-name="T1">de Cero a Intermedio</text:span></text:p>
      <text:p text:style-name="P5">JAVA es un lenguaje de programación orientado a objetos (POO), más usado en el mundo en el desarrollo de software, multiplataforma, más de 50 millones de dispositivos hechos en éste lenguaje. Además, es utilizado en el desarrollo de aplicaciones en Android. </text:p>
      <text:p text:style-name="P5"/>
      <text:p text:style-name="P5">Objetivo: Aprender a desarrollar aplicaciones de escritorio multiplataforma, usando el lenguaje de programación JAVA. Obtendremos una aplicación de escritorio, usando una base de datos local, e interfaz gráfica. </text:p>
      <text:p text:style-name="P5"/>
      <text:p text:style-name="P5">Al finalizar, el participante será capaz de desarrollar y diseñar proyectos de control de presupuesto, medición de estadísticas, automatización de tareas, gestión de contenidos, registro de personal, y almacen, generación de reportes.</text:p>
      <text:p text:style-name="P5"/>
      <text:p text:style-name="P10">Requisitos:</text:p>
      <text:list xml:id="list5844581304944925700" text:style-name="L1">
        <text:list-item>
          <text:p text:style-name="P14">Contar con laptop (Indispensable)</text:p>
        </text:list-item>
        <text:list-item>
          <text:p text:style-name="P15">No es necesario contar con conocimiento previo<text:span text:style-name="T3">s en programación</text:span></text:p>
        </text:list-item>
      </text:list>
      <text:p text:style-name="P6"/>
      <text:p text:style-name="P11">Contenido</text:p>
      <text:list xml:id="list4168903432233487436" text:style-name="L2">
        <text:list-item>
          <text:p text:style-name="P16">Introducci<text:span text:style-name="T6">ó</text:span>n <text:span text:style-name="T1">al lenguaje</text:span></text:p>
          <text:list>
            <text:list-item>
              <text:p text:style-name="P17">¿Qué es JAVA?</text:p>
            </text:list-item>
            <text:list-item>
              <text:p text:style-name="P17">Historia de JAVA</text:p>
            </text:list-item>
            <text:list-item>
              <text:p text:style-name="P18">¿Por qué JAVA?</text:p>
            </text:list-item>
            <text:list-item>
              <text:p text:style-name="P17">Proyectos hechos en JAVA</text:p>
            </text:list-item>
          </text:list>
        </text:list-item>
        <text:list-item>
          <text:p text:style-name="P19">Instalaci<text:span text:style-name="T6">ó</text:span>n y Configuración de entorno de desarrollo</text:p>
          <text:list>
            <text:list-item>
              <text:p text:style-name="P17">Instalación del entorno de desarrollo (IDE)</text:p>
            </text:list-item>
            <text:list-item>
              <text:p text:style-name="P17">Configuración del PATH en sistema operativo</text:p>
            </text:list-item>
            <text:list-item>
              <text:p text:style-name="P17">Cómo funciona el proceso de compilación y la JVM</text:p>
            </text:list-item>
            <text:list-item>
              <text:p text:style-name="P21">Verificando la versión y compilación</text:p>
            </text:list-item>
            <text:list-item>
              <text:p text:style-name="P18">Primer “Hola mundo” en JAVA</text:p>
            </text:list-item>
            <text:list-item>
              <text:p text:style-name="P23">Variables </text:p>
            </text:list-item>
            <text:list-item>
              <text:p text:style-name="P23">Tipos de datos primitivos</text:p>
            </text:list-item>
          </text:list>
        </text:list-item>
        <text:list-item>
          <text:p text:style-name="P20">Estructuras de control y desición</text:p>
          <text:list>
            <text:list-item>
              <text:p text:style-name="P22">Sentencia If, If-Else</text:p>
            </text:list-item>
            <text:list-item>
              <text:p text:style-name="P26">Sentencia switch-case</text:p>
              <text:list>
                <text:list-item>
                  <text:p text:style-name="P27">Break</text:p>
                </text:list-item>
                <text:list-item>
                  <text:p text:style-name="P27"><text:soft-page-break/>Continue</text:p>
                </text:list-item>
              </text:list>
            </text:list-item>
            <text:list-item>
              <text:p text:style-name="P28">Sentencia for</text:p>
              <text:list>
                <text:list-item>
                  <text:p text:style-name="P29">Arreglos</text:p>
                </text:list-item>
              </text:list>
            </text:list-item>
            <text:list-item>
              <text:p text:style-name="P28">Sentencia while</text:p>
            </text:list-item>
            <text:list-item>
              <text:p text:style-name="P28">Sentencia do-while</text:p>
            </text:list-item>
          </text:list>
        </text:list-item>
        <text:list-item>
          <text:p text:style-name="P24">Programación Orientada a Objetos</text:p>
          <text:list>
            <text:list-item>
              <text:p text:style-name="P25">Introducción a Clases, <text:span text:style-name="T2">Objetos</text:span></text:p>
            </text:list-item>
            <text:list-item>
              <text:p text:style-name="P30">Métodos y Atributos</text:p>
            </text:list-item>
            <text:list-item>
              <text:p text:style-name="P31">this</text:p>
            </text:list-item>
            <text:list-item>
              <text:p text:style-name="P32">Alcance de variables</text:p>
            </text:list-item>
            <text:list-item>
              <text:p text:style-name="P33">Constructores</text:p>
            </text:list-item>
            <text:list-item>
              <text:p text:style-name="P33">Sobrecarga de métodos</text:p>
            </text:list-item>
            <text:list-item>
              <text:p text:style-name="P34">Métodos est<text:span text:style-name="T10">á</text:span>ticos</text:p>
            </text:list-item>
            <text:list-item>
              <text:p text:style-name="P31">Sobrecaga de constructores</text:p>
            </text:list-item>
            <text:list-item>
              <text:p text:style-name="P35">Clases Abstractas</text:p>
            </text:list-item>
            <text:list-item>
              <text:p text:style-name="P36">Interfaces</text:p>
            </text:list-item>
            <text:list-item>
              <text:p text:style-name="P37"><text:span text:style-name="T4">H</text:span>erencia</text:p>
            </text:list-item>
            <text:list-item>
              <text:p text:style-name="P37">Polimorfismo</text:p>
            </text:list-item>
          </text:list>
        </text:list-item>
        <text:list-item>
          <text:p text:style-name="P38">Excepciones</text:p>
          <text:list>
            <text:list-item>
              <text:p text:style-name="P39">Manejo de Excepciones</text:p>
              <text:list>
                <text:list-item>
                  <text:p text:style-name="P41">Try, Catch, Finally</text:p>
                </text:list-item>
              </text:list>
            </text:list-item>
            <text:list-item>
              <text:p text:style-name="P39">Creación de excepciones</text:p>
            </text:list-item>
          </text:list>
        </text:list-item>
        <text:list-item>
          <text:p text:style-name="P42">Colecciones</text:p>
          <text:list>
            <text:list-item>
              <text:list>
                <text:list-item>
                  <text:p text:style-name="P44">List</text:p>
                </text:list-item>
                <text:list-item>
                  <text:p text:style-name="P44">ArrayList</text:p>
                </text:list-item>
                <text:list-item>
                  <text:p text:style-name="P44">Map</text:p>
                </text:list-item>
              </text:list>
            </text:list-item>
          </text:list>
        </text:list-item>
        <text:list-item>
          <text:p text:style-name="P43">Clases genericas</text:p>
          <text:list>
            <text:list-item>
              <text:p text:style-name="P45"><text:span text:style-name="T9">Métodos</text:span> genéric<text:span text:style-name="T9">os</text:span></text:p>
            </text:list-item>
            <text:list-item>
              <text:p text:style-name="P46">Objetos RAW</text:p>
            </text:list-item>
          </text:list>
        </text:list-item>
        <text:list-item>
          <text:p text:style-name="P38"><text:span text:style-name="T7">I</text:span><text:bookmark-start text:name="__DdeLink__2_1785408267"/>nterfaz gráfica<text:bookmark-end text:name="__DdeLink__2_1785408267"/></text:p>
          <text:list>
            <text:list-item>
              <text:p text:style-name="P47">Eventos</text:p>
            </text:list-item>
            <text:list-item>
              <text:p text:style-name="P40">Ventanas</text:p>
            </text:list-item>
            <text:list-item>
              <text:p text:style-name="P39">Etiquetas, Campos de texto, <text:span text:style-name="T8">Areas de texto, Contraseña</text:span></text:p>
            </text:list-item>
            <text:list-item>
              <text:p text:style-name="P39">Botonones</text:p>
            </text:list-item>
            <text:list-item>
              <text:p text:style-name="P48">Multiventanas</text:p>
            </text:list-item>
            <text:list-item>
              <text:p text:style-name="P49">Elementos de selección</text:p>
            </text:list-item>
            <text:list-item>
              <text:p text:style-name="P49">Listas</text:p>
            </text:list-item>
            <text:list-item>
              <text:p text:style-name="P49">Menú</text:p>
            </text:list-item>
          </text:list>
        </text:list-item>
        <text:list-item>
          <text:p text:style-name="P50">Manipulación de archivos</text:p>
        </text:list-item>
        <text:list-item>
          <text:p text:style-name="P50"><text:span text:style-name="T7">Aplicación visual integrando base de datos</text:span></text:p>
          <text:list>
            <text:list-item>
              <text:p text:style-name="P51">CRUD con base datos</text:p>
              <text:list>
                <text:list-item>
                  <text:p text:style-name="P52">Insertar</text:p>
                </text:list-item>
                <text:list-item>
                  <text:p text:style-name="P52"><text:soft-page-break/>Leer</text:p>
                </text:list-item>
                <text:list-item>
                  <text:p text:style-name="P52">Actualizar</text:p>
                </text:list-item>
                <text:list-item>
                  <text:p text:style-name="P52">Eliminar</text:p>
                </text:list-item>
              </text:list>
            </text:list-item>
            <text:list-item>
              <text:p text:style-name="P53">Diseño de aplicación</text:p>
            </text:list-item>
            <text:list-item>
              <text:p text:style-name="P53">Desarrollo de aplicación</text:p>
            </text:list-item>
          </text:list>
        </text:list-item>
      </text:list>
      <text:p text:style-name="P8"/>
      <text:p text:style-name="P9">Costo del curso: $6,000, $3,200.00 para estudiantes de Bachillerato</text:p>
      <text:p text:style-name="P9">Duración de 60hrs, en 10 sesiones de 6 horas</text:p>
      <text:p text:style-name="P9">Documento de acreditación: Constancia de Capacitación</text:p>
      <text:p text:style-name="P5"/>
      <text:p text:style-name="P7">Fechas</text:p>
      <text:p text:style-name="P5">Fecha de inicio: 23 de Junio de 2018</text:p>
      <text:p text:style-name="P5">Fecha y horario: Sábado y Domingo, 08:00 – 14:00 h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22a203" officeooo:paragraph-rsid="0022a203" style:font-style-asian="italic" style:font-style-complex="italic"/>
    </style:style>
    <style:style style:name="MP2" style:family="paragraph" style:parent-style-name="Footer">
      <style:text-properties fo:font-style="italic" officeooo:rsid="006e9735" officeooo:paragraph-rsid="006e9735" style:font-style-asian="italic" style:font-style-complex="italic"/>
    </style:style>
    <style:style style:name="MP3" style:family="paragraph" style:parent-style-name="Footer">
      <style:text-properties officeooo:rsid="0022a203" officeooo:paragraph-rsid="0022a203"/>
    </style:style>
    <style:style style:name="MP4" style:family="paragraph" style:parent-style-name="Footer">
      <style:paragraph-properties fo:text-align="end" style:justify-single-word="false"/>
      <style:text-properties fo:font-weight="bold" officeooo:rsid="0022a203" officeooo:paragraph-rsid="0022a203" style:font-weight-asian="bold" style:font-weight-complex="bold"/>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1">Ing. Alejandro Leyva</text:p>
        <text:p text:style-name="MP2">+52 9211043326</text:p>
        <text:p text:style-name="MP3"><text:a xlink:type="simple" xlink:href="https://alejandro-leyva.com/" text:style-name="Internet_20_link" text:visited-style-name="Visited_20_Internet_20_Link">https://alejandro-leyva.com</text:a> </text:p>
        <text:p text:style-name="MP3"><text:a xlink:type="simple" xlink:href="mailto:contacto@alejandro-leyva.com" text:style-name="Internet_20_link" text:visited-style-name="Visited_20_Internet_20_Link">contacto@alejandro-leyva.com</text:a> </text:p>
        <text:p text:style-name="MP4">Android Develop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09:38:15.676653233</meta:creation-date>
    <dc:date>2018-05-30T16:50:41.122461260</dc:date>
    <meta:editing-duration>P1DT9H52S</meta:editing-duration>
    <meta:editing-cycles>87</meta:editing-cycles>
    <meta:generator>LibreOffice/5.1.6.2$Linux_X86_64 LibreOffice_project/10m0$Build-2</meta:generator>
    <meta:document-statistic meta:table-count="0" meta:image-count="0" meta:object-count="0" meta:page-count="3" meta:paragraph-count="83" meta:word-count="411" meta:character-count="2764" meta:non-whitespace-character-count="2368"/>
  </office:meta>
</office:document-meta>
</file>